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shakeHandlerRuntimeHints.registerType( ReflectionHints reflectionHints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shakeHandlerRuntimeHints.registerHints( RuntimeHints hints , ClassLoader classLoad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